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Phasellus sollicitudin sollicitudin nunc vitae imperdiet. Nullam commodo enim a arcu scelerisque quis accumsan mauris placerat. Mauris felis dui, ultrices eu rhoncus vel, vestibulum mattis eros. Cras pretium, urna sed accumsan consequat, eros turpis consequat turpis, vitae dapibus tortor mauris ut tortor. Nulla interdum pharetra purus, in mattis elit egestas convallis. In faucibus, leo nec venenatis sodales, orci lorem ultricies mauris, a porta libero turpis non elit. Aliquam erat volutpat. Nulla eu mi dolor. In nisi neque, pulvinar sed placerat vitae, dignissim ac diam. Donec tristique nisl sit amet magna porta rutrum. Praesent in semper purus. </text:p>
      <text:section text:style-name="Sect1" text:name="lipsum">
        <text:p text:style-name="Text_20_body">Integer vel consectetur libero. Aliquam scelerisque orci sit amet lacus placerat sit amet commodo sem sodales. Sed tincidunt elit ac eros scelerisque malesuada. Donec scelerisque mi ut nunc sodales at tempus mauris lacinia. Curabitur molestie dolor id ante bibendum viverra. Pellentesque at eros eget tortor rutrum lacinia quis et felis. Pellentesque ut posuere est. Sed adipiscing laoreet ultricies. Phasellus eu neque lectus. </text:p>
        <text:p text:style-name="Text_20_body">Praesent eu elit ac leo suscipit adipiscing. Duis malesuada quam eget lorem faucibus in convallis purus tempus. Nam a porta odio. Vivamus a tincidunt lorem. Suspendisse pellentesque dignissim lorem, id accumsan velit posuere sit amet. Phasellus vitae accumsan lectus. Donec vulputate, nunc quis luctus rhoncus, leo orci sodales erat, ac dictum dolor ante vitae nunc. </text:p>
        <text:p text:style-name="Text_20_body">Nulla a ornare velit. In hac habitasse platea dictumst. Curabitur semper imperdiet mollis. In ullamcorper, est sed vehicula facilisis, ante nibh dignissim ligula, a cursus quam turpis id metus. Nam id cursus lacus. Donec euismod nunc in nunc imperdiet consectetur. Fusce mollis tristique felis in eleifend. Nunc eu mi tellus, ac pretium massa. Nunc in erat vitae ante consectetur egestas. Morbi consectetur dolor sed nisi varius vitae tristique justo pellentesque. Fusce nec lacinia tortor. Etiam bibendum odio non nisi suscipit id molestie augue tincidunt. In nibh diam, vestibulum et fringilla in, fermentum sed velit. Nulla facilisi. </text:p>
        <text:p text:style-name="Text_20_body">Suspendisse porttitor eleifend magna ac laoreet. Quisque id tortor a turpis molestie aliquam. Proin vehicula turpis non justo accumsan viverra. Nulla urna magna, volutpat a dapibus sit amet, posuere malesuada risus. Praesent nec tellus libero, id dapibus purus. Praesent ac velit eget felis volutpat pharetra. Mauris sollicitudin, felis vitae tristique vulputate, lectus arcu semper enim, a accumsan est sem at arcu. In eros augue, fringilla ut sollicitudin id, lobortis in ante. Mauris porttitor tortor et leo aliquet aliquet molestie a felis. Cum sociis natoque penatibus et magnis dis parturient montes, nascetur ridiculus mus. Quisque at augue at nisl interdum interdum. Fusce suscipit felis sit amet sem bibendum at tincidunt nulla tincidunt.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gp </meta:initial-creator>
    <meta:creation-date>2013-02-19T22:25:33</meta:creation-date>
    <dc:date>2013-02-19T22:26:51</dc:date>
    <dc:creator>olegp </dc:creator>
    <meta:editing-duration>P0D</meta:editing-duration>
    <meta:editing-cycles>1</meta:editing-cycles>
    <meta:document-statistic meta:table-count="0" meta:image-count="0" meta:object-count="0" meta:page-count="1" meta:paragraph-count="5" meta:word-count="428" meta:character-count="2891" meta:non-whitespace-character-count="2463"/>
    <meta:generator>LibreOffice/3.5$Linux_X86_64 LibreOffice_project/350m1$Build-2</meta:generator>
  </office:meta>
</office:document-meta>
</file>